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5" style:family="paragraph" style:parent-style-name="Quotations">
      <style:paragraph-properties fo:text-align="start" style:justify-single-word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6" style:family="paragraph" style:parent-style-name="Quotations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  <style:style style:name="T3" style:family="text">
      <style:text-properties style:text-position="-33% 80%"/>
    </style:style>
    <style:style style:name="T4" style:family="text">
      <style:text-properties style:text-position="-33% 80%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uler discovered the remarkable quadratic formula:</text:p>
      <text:p text:style-name="P1"><text:span text:style-name="T1">n</text:span>² + <text:span text:style-name="T1">n </text:span>+ 41</text:p>
      <text:p text:style-name="P1">It turns out that the formula will produce 40 primes for the consecutive values <text:span text:style-name="T1">n </text:span>= 0 to 39. However, when <text:span text:style-name="T1">n </text:span>= 40, 40<text:span text:style-name="T2">2 </text:span>+ 40 + 41 = 40(40 + 1) + 41 is divisible by 41, and certainly when <text:span text:style-name="T1">n </text:span>= 41, 41² + 41 + 41 is clearly divisible by 41.</text:p>
      <text:p text:style-name="P1">The incredible formula <text:span text:style-name="T1">n</text:span>² − 79<text:span text:style-name="T1">n <text:s/></text:span>+ 1601 was discovered, which produces 80 primes for the consecutive values <text:span text:style-name="T1">n </text:span>= 0 to 79. The product of the coefficients, −79 and 1601, is −126479.</text:p>
      <text:p text:style-name="P1">Considering quadratics of the form:</text:p>
      <text:p text:style-name="P2"><text:span text:style-name="T1">n</text:span>² + <text:span text:style-name="T1">an </text:span>+ <text:span text:style-name="T1">b</text:span>, where |<text:span text:style-name="T1">a</text:span>| &lt; 1000 and |<text:span text:style-name="T1">b</text:span>| &lt; 1000</text:p>
      <text:p text:style-name="P5">where |<text:span text:style-name="T1">n</text:span>| is the modulus/absolute value of <text:span text:style-name="T1">n</text:span><text:line-break/>e.g. |11| = 11 and |−4| = 4</text:p>
      <text:p text:style-name="P1">Find the product of the coefficients, <text:span text:style-name="T1">a </text:span>and <text:span text:style-name="T1">b</text:span>, for the quadratic expression that produces the maximum number of primes for consecutive values of <text:span text:style-name="T1">n</text:span>, starting with <text:span text:style-name="T1">n </text:span>= 0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6-07-22T15:15:11.820000000</dc:date>
    <meta:editing-duration>PT1H12M20S</meta:editing-duration>
    <meta:editing-cycles>21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8" meta:word-count="167" meta:character-count="794" meta:non-whitespace-character-count="638"/>
  </office:meta>
</office:document-meta>
</file>